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Arial" style:font-name-complex="Arial"/>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style:style>
    <style:style style:name="P6" style:parent-style-name="Normal" style:family="paragraph">
      <style:paragraph-properties fo:text-align="justify"/>
      <style:text-properties style:font-name="Arial" style:font-name-complex="Arial" fo:font-weight="bold" style:font-weight-asian="bold" style:font-weight-complex="bold"/>
    </style:style>
    <style:style style:name="P7" style:parent-style-name="Normal" style:list-style-name="LFO1" style:family="paragraph">
      <style:paragraph-properties fo:text-align="justify"/>
      <style:text-properties style:font-name="Arial" style:font-name-complex="Arial"/>
    </style:style>
    <style:style style:name="P8" style:parent-style-name="Normal" style:list-style-name="LFO1" style:family="paragraph">
      <style:paragraph-properties fo:text-align="justify"/>
      <style:text-properties style:font-name="Arial" style:font-name-complex="Arial"/>
    </style:style>
    <style:style style:name="P9" style:parent-style-name="Normal" style:family="paragraph">
      <style:paragraph-properties fo:text-align="justify"/>
      <style:text-properties style:font-name="Arial" style:font-name-complex="Arial" fo:font-weight="bold" style:font-weight-asian="bold" style:font-weight-complex="bold"/>
    </style:style>
    <style:style style:name="P10" style:parent-style-name="Normal" style:family="paragraph">
      <style:paragraph-properties fo:text-align="justify"/>
      <style:text-properties style:font-name="Arial" style:font-name-complex="Arial"/>
    </style:style>
    <style:style style:name="P11" style:parent-style-name="Normal" style:family="paragraph">
      <style:paragraph-properties fo:text-align="justify"/>
      <style:text-properties style:font-name="Arial" style:font-name-complex="Arial"/>
    </style:style>
    <style:style style:name="P12" style:parent-style-name="Normal" style:family="paragraph">
      <style:paragraph-properties fo:text-align="justify"/>
      <style:text-properties style:font-name="Arial" style:font-name-complex="Arial"/>
    </style:style>
    <style:style style:name="P13" style:parent-style-name="Normal" style:family="paragraph">
      <style:paragraph-properties fo:text-align="justify"/>
      <style:text-properties style:font-name="Arial" style:font-name-complex="Arial"/>
    </style:style>
    <style:style style:name="P14" style:parent-style-name="Normal" style:family="paragraph">
      <style:paragraph-properties fo:text-align="justify"/>
      <style:text-properties style:font-name="Arial" style:font-name-complex="Arial" fo:font-weight="bold" style:font-weight-asian="bold" style:font-weight-complex="bold"/>
    </style:style>
    <style:style style:name="P15" style:parent-style-name="Normal" style:list-style-name="LFO2" style:family="paragraph">
      <style:paragraph-properties fo:text-align="justify"/>
      <style:text-properties style:font-name="Arial" style:font-name-complex="Arial"/>
    </style:style>
    <style:style style:name="P16" style:parent-style-name="Normal" style:list-style-name="LFO2" style:family="paragraph">
      <style:paragraph-properties fo:text-align="justify"/>
      <style:text-properties style:font-name="Arial" style:font-name-complex="Arial"/>
    </style:style>
    <style:style style:name="P17" style:parent-style-name="Normal" style:family="paragraph">
      <style:paragraph-properties fo:text-align="justify"/>
      <style:text-properties style:font-name="Arial" style:font-name-complex="Arial" fo:font-weight="bold" style:font-weight-asian="bold" style:font-weight-complex="bold"/>
    </style:style>
    <style:style style:name="P18" style:parent-style-name="Normal" style:family="paragraph">
      <style:paragraph-properties fo:text-align="justify"/>
      <style:text-properties style:font-name="Arial" style:font-name-complex="Arial"/>
    </style:style>
    <style:style style:name="P19" style:parent-style-name="Normal" style:family="paragraph">
      <style:paragraph-properties fo:text-align="justify"/>
      <style:text-properties style:font-name="Arial" style:font-name-complex="Arial"/>
    </style:style>
  </office:automatic-styles>
  <office:body>
    <office:text text:use-soft-page-breaks="true">
      <text:p text:style-name="P1">Antoine MOCHEL pseudo : AntOne005</text:p>
      <text:p text:style-name="P2">Adrien LUSTEAU pseudo : Awksys</text:p>
      <text:p text:style-name="P3">Malo GERVAISE pseudo : Maloox</text:p>
      <text:p text:style-name="P4">https://github.com/Maloox/projetpsi</text:p>
      <text:p text:style-name="P5">Dans le cadre de notre application, le graphe est à poids positifs et est dense (avec plus de 300 sommets). Cela nous permet déjà d'éliminer l'algorithme de Bellman-Ford, car il est moins performant pour ce type de graphe,<text:s/>notamment en termes de complexité algorithmique.</text:p>
      <text:p text:style-name="P6">Comparaison entre Dijkstra et Floyd-Warshall :</text:p>
      <text:list text:style-name="LFO1" text:continue-numbering="true">
        <text:list-item>
          <text:p text:style-name="P7">Dijkstra : L'algorithme de Dijkstra, dans sa version basique avec une matrice d'adjacence, présente une complexité de O(n^2) pour un graphe dense. Cette complexité est suffisamment optimisée pour traiter des graphes de grande taille, comme le nôtre, tout en étant relativement rapide pour trouver le plus court chemin entre un sommets source et un sommet destination.</text:p>
        </text:list-item>
        <text:list-item>
          <text:p text:style-name="P8">Floyd-Warshall : L'algorithme de Floyd-Warshall a une complexité de O(n^3). Il est particulièrement adapté pour calculer tous les plus courts chemins entre tous les sommets d'un graphe, mais son coût devient prohibitif pour des graphes denses de grande taille. La complexité O(n^3) le rend moins optimal lorsque l'objectif est de calculer le plus court chemin uniquement entre deux sommets spécifiques, comme dans notre cas où nous avons besoin de performances optimisées.</text:p>
        </text:list-item>
      </text:list>
      <text:p text:style-name="P9">Pourquoi choisir Dijkstra ?</text:p>
      <text:p text:style-name="P10">Étant donné que notre graphe est dense (c'est-à-dire qu'il a de nombreuses arêtes), nous avons choisi Dijkstra comme algorithme principal pour le calcul du plus court chemin. La complexité O(n^2) de Dijkstra, bien que non optimale pour tous les types de graphes, reste un bon compromis pour les graphes denses où le nombre d'arêtes mmm est élevé. Cela nous permet d'obtenir un calcul rapide du plus court chemin entre deux sommets spécifiques.</text:p>
      <text:p text:style-name="P11">Utilisation de Floyd-Warshall pour une approche globale :</text:p>
      <text:p text:style-name="P12">L'algorithme de Floyd-Warshall peut être très utile dans ce contexte pour un autre objectif : calculer tous les plus courts chemins entre chaque paire de sommets du graphe. Une fois que ce calcul est effectué, nous pouvons transmettre directement les résultats aux cuisiniers (ou toute autre application nécessitant ces informations), afin de répondre à des demandes de chemin rapide entre n'importe quel sommet et un autre.</text:p>
      <text:p text:style-name="P13">Bien que cet algorithme soit plus coûteux en termes de temps de calcul (avec une complexité de O(n^3), il peut être très efficace pour pré-calculer une matrice des plus courts chemins et rendre les requêtes futures instantanées, car les résultats sont déjà pré-calculés et stockés.</text:p>
      <text:p text:style-name="P14">Conclusion :</text:p>
      <text:list text:style-name="LFO2" text:continue-numbering="true">
        <text:list-item>
          <text:p text:style-name="P15">Dijkstra est notre algorithme principal, car il est bien adapté aux graphes denses à poids positifs et nous permet de trouver rapidement le plus court chemin entre deux sommets spécifiques avec une complexité raisonnable O(n^2).</text:p>
        </text:list-item>
        <text:list-item>
          <text:p text:style-name="P16">Floyd-Warshall, bien que plus coûteux en termes de performance O(n^3), est utile pour pré-calculer tous les plus courts chemins entre tous les sommets du graphe. Cela permet ensuite de répondre instantanément à des requêtes de plus courts chemins pour toutes les paires de sommets, ce qui est particulièrement pertinent dans notre cas si nous avons besoin de ces informations de manière fréquente et rapide.</text:p>
        </text:list-item>
      </text:list>
      <text:soft-page-break/>
      <text:p text:style-name="P17">Changement dans la base de données :</text:p>
      <text:p text:style-name="P18">Nous avons rajouté la classe plat du jour qui permet de définir celui-ci et l'attribut MontantAchat dans client ce qui permet pouvoir les trier en fonction de leurs dépenses.</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ERVAISE Malo</meta:initial-creator>
    <dc:creator>GERVAISE Malo</dc:creator>
    <meta:creation-date>2025-04-03T21:26:00Z</meta:creation-date>
    <dc:date>2025-04-03T21:26:00Z</dc:date>
    <meta:template xlink:href="Normal" xlink:type="simple"/>
    <meta:editing-cycles>2</meta:editing-cycles>
    <meta:editing-duration>PT60S</meta:editing-duration>
    <meta:document-statistic meta:page-count="2" meta:paragraph-count="6" meta:word-count="521" meta:character-count="3385" meta:row-count="23" meta:non-whitespace-character-count="2870"/>
  </office:meta>
</office:document-meta>
</file>